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arestNeightbour" table:style-name="ta1">
        <table:shapes>
          <draw:frame draw:z-index="0" draw:style-name="gr1" draw:text-style-name="P1" svg:width="16.004cm" svg:height="9.001cm" svg:x="19.02cm" svg:y="0.933cm">
            <draw:object draw:notify-on-update-of-ranges="NearestNeightbour.E1:NearestNeightbour.E1 NearestNeightbour.E2:NearestNeightbour.E21 NearestNeightbour.H1:NearestNeightbour.H1 NearestNeightbour.H2:NearestNeightbour.H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<text:s/>Cost</text:p>
          </table:table-cell>
          <table:table-cell office:value-type="string" calcext:value-type="string">
            <text:p><text:s/>Time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<text:s/>Cost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office:value-type="string" calcext:value-type="string">
            <text:p>Golden_04.xml</text:p>
          </table:table-cell>
          <table:table-cell office:value-type="float" office:value="16530" calcext:value-type="float">
            <text:p>16530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Golden_05.xml</text:p>
          </table:table-cell>
          <table:table-cell office:value-type="float" office:value="8905" calcext:value-type="float">
            <text:p>890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Golden_13.xml</text:p>
          </table:table-cell>
          <table:table-cell office:value-type="float" office:value="1009" calcext:value-type="float">
            <text:p>1009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Golden_01.xml</text:p>
          </table:table-cell>
          <table:table-cell office:value-type="float" office:value="5686" calcext:value-type="float">
            <text:p>568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Golden_17.xml</text:p>
          </table:table-cell>
          <table:table-cell office:value-type="float" office:value="920" calcext:value-type="float">
            <text:p>920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Golden_17.xml</text:p>
          </table:table-cell>
          <table:table-cell office:value-type="float" office:value="920" calcext:value-type="float">
            <text:p>9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Golden_19.xml</text:p>
          </table:table-cell>
          <table:table-cell office:value-type="float" office:value="1770" calcext:value-type="float">
            <text:p>1770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Golden_13.xml</text:p>
          </table:table-cell>
          <table:table-cell office:value-type="float" office:value="1009" calcext:value-type="float">
            <text:p>100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Golden_05.xml</text:p>
          </table:table-cell>
          <table:table-cell office:value-type="float" office:value="8905" calcext:value-type="float">
            <text:p>8905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Golden_09.xml</text:p>
          </table:table-cell>
          <table:table-cell office:value-type="float" office:value="646" calcext:value-type="float">
            <text:p>64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Golden_09.xml</text:p>
          </table:table-cell>
          <table:table-cell office:value-type="float" office:value="646" calcext:value-type="float">
            <text:p>646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Golden_06.xml</text:p>
          </table:table-cell>
          <table:table-cell office:value-type="float" office:value="10048" calcext:value-type="float">
            <text:p>1004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Golden_01.xml</text:p>
          </table:table-cell>
          <table:table-cell office:value-type="float" office:value="5686" calcext:value-type="float">
            <text:p>568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Golden_18.xml</text:p>
          </table:table-cell>
          <table:table-cell office:value-type="float" office:value="1352" calcext:value-type="float">
            <text:p>13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Golden_18.xml</text:p>
          </table:table-cell>
          <table:table-cell office:value-type="float" office:value="1352" calcext:value-type="float">
            <text:p>1352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Golden_02.xml</text:p>
          </table:table-cell>
          <table:table-cell office:value-type="float" office:value="9671" calcext:value-type="float">
            <text:p>967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Golden_15.xml</text:p>
          </table:table-cell>
          <table:table-cell office:value-type="float" office:value="1590" calcext:value-type="float">
            <text:p>1590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Golden_14.xml</text:p>
          </table:table-cell>
          <table:table-cell office:value-type="float" office:value="1276" calcext:value-type="float">
            <text:p>127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Golden_20.xml</text:p>
          </table:table-cell>
          <table:table-cell office:value-type="float" office:value="2331" calcext:value-type="float">
            <text:p>2331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Golden_10.xml</text:p>
          </table:table-cell>
          <table:table-cell office:value-type="float" office:value="837" calcext:value-type="float">
            <text:p>83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Golden_07.xml</text:p>
          </table:table-cell>
          <table:table-cell office:value-type="float" office:value="11777" calcext:value-type="float">
            <text:p>11777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string" calcext:value-type="string">
            <text:p>Golden_07.xml</text:p>
          </table:table-cell>
          <table:table-cell office:value-type="float" office:value="11777" calcext:value-type="float">
            <text:p>1177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Golden_14.xml</text:p>
          </table:table-cell>
          <table:table-cell office:value-type="float" office:value="1276" calcext:value-type="float">
            <text:p>1276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string" calcext:value-type="string">
            <text:p>Golden_19.xml</text:p>
          </table:table-cell>
          <table:table-cell office:value-type="float" office:value="1770" calcext:value-type="float">
            <text:p>177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Golden_16.xml</text:p>
          </table:table-cell>
          <table:table-cell office:value-type="float" office:value="1931" calcext:value-type="float">
            <text:p>193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string" calcext:value-type="string">
            <text:p>Golden_15.xml</text:p>
          </table:table-cell>
          <table:table-cell office:value-type="float" office:value="1590" calcext:value-type="float">
            <text:p>159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Golden_10.xml</text:p>
          </table:table-cell>
          <table:table-cell office:value-type="float" office:value="837" calcext:value-type="float">
            <text:p>837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Golden_11.xml</text:p>
          </table:table-cell>
          <table:table-cell office:value-type="float" office:value="958" calcext:value-type="float">
            <text:p>95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Golden_11.xml</text:p>
          </table:table-cell>
          <table:table-cell office:value-type="float" office:value="958" calcext:value-type="float">
            <text:p>958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Golden_03.xml</text:p>
          </table:table-cell>
          <table:table-cell office:value-type="float" office:value="12283" calcext:value-type="float">
            <text:p>1228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Golden_03.xml</text:p>
          </table:table-cell>
          <table:table-cell office:value-type="float" office:value="12283" calcext:value-type="float">
            <text:p>12283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Golden_20.xml</text:p>
          </table:table-cell>
          <table:table-cell office:value-type="float" office:value="2331" calcext:value-type="float">
            <text:p>2331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Golden_08.xml</text:p>
          </table:table-cell>
          <table:table-cell office:value-type="float" office:value="12892" calcext:value-type="float">
            <text:p>12892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string" calcext:value-type="string">
            <text:p>Golden_08.xml</text:p>
          </table:table-cell>
          <table:table-cell office:value-type="float" office:value="12892" calcext:value-type="float">
            <text:p>1289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Golden_06.xml</text:p>
          </table:table-cell>
          <table:table-cell office:value-type="float" office:value="10048" calcext:value-type="float">
            <text:p>10048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string" calcext:value-type="string">
            <text:p>Golden_04.xml</text:p>
          </table:table-cell>
          <table:table-cell office:value-type="float" office:value="16530" calcext:value-type="float">
            <text:p>1653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Golden_12.xml</text:p>
          </table:table-cell>
          <table:table-cell office:value-type="float" office:value="1187" calcext:value-type="float">
            <text:p>1187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string" calcext:value-type="string">
            <text:p>Golden_16.xml</text:p>
          </table:table-cell>
          <table:table-cell office:value-type="float" office:value="1931" calcext:value-type="float">
            <text:p>193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Golden_02.xml</text:p>
          </table:table-cell>
          <table:table-cell office:value-type="float" office:value="9671" calcext:value-type="float">
            <text:p>9671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Golden_12.xml</text:p>
          </table:table-cell>
          <table:table-cell office:value-type="float" office:value="1187" calcext:value-type="float">
            <text:p>118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A-n63-k10.xml</text:p>
          </table:table-cell>
          <table:table-cell office:value-type="float" office:value="1505" calcext:value-type="float">
            <text:p>1505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61-k09.xml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37-k05.xml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54-k07.xml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69-k09.xml</text:p>
          </table:table-cell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62-k08.xml</text:p>
          </table:table-cell>
          <table:table-cell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53-k07.xml</text:p>
          </table:table-cell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38-k05.xml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65-k09.xml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60-k09.xml</text:p>
          </table:table-cell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64-k09.xml</text:p>
          </table:table-cell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45-k07.xml</text:p>
          </table:table-cell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63-k09.xml</text:p>
          </table:table-cell>
          <table:table-cell office:value-type="float" office:value="2056" calcext:value-type="float">
            <text:p>205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39-k06.xml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33-k05.xml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34-k05.xml</text:p>
          </table:table-cell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33-k06.xml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39-k05.xml</text:p>
          </table:table-cell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46-k07.xml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45-k06.xml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37-k06.xml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55-k09.xml</text:p>
          </table:table-cell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44-k06.xml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36-k05.xml</text:p>
          </table:table-cell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48-k07.xml</text:p>
          </table:table-cell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80-k10.xml</text:p>
          </table:table-cell>
          <table:table-cell office:value-type="float" office:value="2054" calcext:value-type="float">
            <text:p>2054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n32-k05.xml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051-k10.xml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101-k04.xml</text:p>
          </table:table-cell>
          <table:table-cell office:value-type="float" office:value="962" calcext:value-type="float">
            <text:p>962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050-k10.xml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023-k08.xml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019-k02.xml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045-k05.xml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020-k02.xml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060-k10.xml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022-k02.xml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050-k07.xml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055-k08.xml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070-k10.xml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040-k05.xml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016-k08.xml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076-k04.xml</text:p>
          </table:table-cell>
          <table:table-cell office:value-type="float" office:value="773" calcext:value-type="float">
            <text:p>773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060-k15.xml</text:p>
          </table:table-cell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076-k05.xml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021-k02.xml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022-k08.xml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065-k10.xml</text:p>
          </table:table-cell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055-k07.xml</text:p>
          </table:table-cell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050-k08.xml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055-k15.xml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n055-k10.xml</text:p>
          </table:table-cell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T06.xml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T05.xml</text:p>
          </table:table-cell>
          <table:table-cell office:value-type="float" office:value="1760" calcext:value-type="float">
            <text:p>1760</text:p>
          </table:table-cell>
          <table:table-cell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T04.xml</text:p>
          </table:table-cell>
          <table:table-cell office:value-type="float" office:value="1377" calcext:value-type="float">
            <text:p>1377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T07.xml</text:p>
          </table:table-cell>
          <table:table-cell office:value-type="float" office:value="1040" calcext:value-type="float">
            <text:p>1040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T03.xml</text:p>
          </table:table-cell>
          <table:table-cell office:value-type="float" office:value="1113" calcext:value-type="float">
            <text:p>1113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T01.xml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T14.xml</text:p>
          </table:table-cell>
          <table:table-cell office:value-type="float" office:value="1141" calcext:value-type="float">
            <text:p>1141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T12.xml</text:p>
          </table:table-cell>
          <table:table-cell office:value-type="float" office:value="1141" calcext:value-type="float">
            <text:p>1141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T02.xml</text:p>
          </table:table-cell>
          <table:table-cell office:value-type="float" office:value="1040" calcext:value-type="float">
            <text:p>1040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T08.xml</text:p>
          </table:table-cell>
          <table:table-cell office:value-type="float" office:value="1113" calcext:value-type="float">
            <text:p>1113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T11.xml</text:p>
          </table:table-cell>
          <table:table-cell office:value-type="float" office:value="1368" calcext:value-type="float">
            <text:p>1368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T10.xml</text:p>
          </table:table-cell>
          <table:table-cell office:value-type="float" office:value="1760" calcext:value-type="float">
            <text:p>1760</text:p>
          </table:table-cell>
          <table:table-cell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T13.xml</text:p>
          </table:table-cell>
          <table:table-cell office:value-type="float" office:value="1368" calcext:value-type="float">
            <text:p>1368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T09.xml</text:p>
          </table:table-cell>
          <table:table-cell office:value-type="float" office:value="1377" calcext:value-type="float">
            <text:p>1377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NearestNeightbour.E1:NearestNeightbour.H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2T19:18:46.117968689</dc:date>
    <meta:editing-duration>PT12M40S</meta:editing-duration>
    <meta:editing-cycles>1</meta:editing-cycles>
    <meta:document-statistic meta:table-count="1" meta:cell-count="342" meta:object-count="1"/>
    <meta:generator>LibreOffice/6.3.5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9.002cm" xlink:href=".." xlink:type="simple" chart:class="chart:line" chart:style-name="ch1">
        <chart:title svg:x="6.186cm" svg:y="0.316cm" chart:style-name="ch2">
          <text:p>Golden Instances</text:p>
        </chart:title>
        <chart:legend chart:legend-position="end" svg:x="12.514cm" svg:y="3.953cm" style:legend-expansion="custom" chartooo:width="3.251cm" chartooo:height="1.161cm" style:legend-expansion-aspect-ratio="2.80017226528854" chart:style-name="ch3"/>
        <chart:plot-area chart:style-name="ch4" table:cell-range-address="NearestNeightbour.E1:NearestNeightbour.E21 NearestNeightbour.H1:NearestNeightbour.H21" chart:data-source-has-labels="both" svg:x="1.331cm" svg:y="1.275cm" svg:width="10.893cm" svg:height="6.566cm">
          <chartooo:coordinate-region svg:x="2.243cm" svg:y="1.396cm" svg:width="9.981cm" svg:height="5.443cm"/>
          <chart:axis chart:dimension="x" chart:name="primary-x" chart:style-name="ch5" chartooo:axis-type="auto">
            <chartooo:date-scale/>
            <chart:title svg:x="6.243cm" svg:y="8.021cm" chart:style-name="ch6">
              <text:p>Nodes</text:p>
            </chart:title>
            <chart:categories table:cell-range-address="NearestNeightbour.E2:NearestNeightbour.E21"/>
          </chart:axis>
          <chart:axis chart:dimension="y" chart:name="primary-y" chart:style-name="ch5">
            <chart:title svg:x="0.451cm" svg:y="4.972cm" chart:style-name="ch7">
              <text:p>Time</text:p>
            </chart:title>
            <chart:grid chart:style-name="ch8" chart:class="major"/>
          </chart:axis>
          <chart:series chart:style-name="ch9" chart:values-cell-range-address="NearestNeightbour.H2:NearestNeightbour.H21" chart:label-cell-address="NearestNeightbour.H1:NearestNeightbour.H1" chart:class="chart:line">
            <chart:regression-curve chart:style-name="ch10">
              <chart:equation chart:display-equation="true" chart:display-r-square="false" svg:x="2.137cm" svg:y="1.355cm"/>
            </chart:regression-curve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me</text:p>
                <draw:g>
                  <svg:desc>NearestNeightbour.H1:NearestNeightbour.H1</svg:desc>
                </draw:g>
              </table:table-cell>
            </table:table-row>
          </table:table-header-rows>
          <table:table-rows>
            <table:table-row>
              <table:table-cell office:value-type="float" office:value="201">
                <text:p>201</text:p>
                <draw:g>
                  <svg:desc>NearestNeightbour.E2:NearestNeightbour.E21</svg:desc>
                </draw:g>
              </table:table-cell>
              <table:table-cell office:value-type="float" office:value="0.06">
                <text:p>0.06</text:p>
                <draw:g>
                  <svg:desc>NearestNeightbour.H2:NearestNeightbour.H21</svg:desc>
                </draw:g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21">
                <text:p>0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